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vertical-align="bottom"/>
    </style:style>
    <style:style style:name="ce2" style:family="table-cell" style:parent-style-name="Default" style:data-style-name="N2">
      <style:table-cell-properties style:text-align-source="fix" style:repeat-content="false" style:vertical-align="bottom"/>
      <style:paragraph-properties fo:text-align="end" fo:margin-left="0mm"/>
    </style:style>
    <style:style style:name="ce3" style:family="table-cell" style:parent-style-name="Default" style:data-style-name="N4">
      <style:table-cell-properties style:vertical-align="botto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325.99mm" svg:height="189.12mm" svg:x="148.14mm" svg:y="18.33mm">
            <loext:p draw:notify-on-update-of-ranges="Лист1.B9:Лист1.E9 Лист1.A7:Лист1.A7 Лист1.B10:Лист1.E10 Лист1.B3:Лист1.E3 Лист1.B3:Лист1.E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 = 15000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ось 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ось y</text:p>
          </table:table-cell>
          <table:table-cell table:style-name="ce2" office:value-type="float" office:value="1.606093" calcext:value-type="float">
            <text:p>1,61</text:p>
          </table:table-cell>
          <table:table-cell table:style-name="ce3" office:value-type="float" office:value="3.151753" calcext:value-type="float">
            <text:p>3,15</text:p>
          </table:table-cell>
          <table:table-cell table:style-name="ce1" office:value-type="float" office:value="4.640898" calcext:value-type="float">
            <text:p>4,640898</text:p>
          </table:table-cell>
          <table:table-cell table:style-name="ce1" office:value-type="float" office:value="5.437246" calcext:value-type="float">
            <text:p>5,43724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 = 100000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ось 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ось y</text:p>
          </table:table-cell>
          <table:table-cell office:value-type="float" office:value="1.994277" calcext:value-type="float">
            <text:p>1,994277</text:p>
          </table:table-cell>
          <table:table-cell office:value-type="float" office:value="3.958333" calcext:value-type="float">
            <text:p>3,958333</text:p>
          </table:table-cell>
          <table:table-cell office:value-type="float" office:value="5.798462" calcext:value-type="float">
            <text:p>5,798462</text:p>
          </table:table-cell>
          <table:table-cell office:value-type="float" office:value="7.51461" calcext:value-type="float">
            <text:p>7,514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 = 25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ось 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ось y</text:p>
          </table:table-cell>
          <table:table-cell office:value-type="float" office:value="1.606386" calcext:value-type="float">
            <text:p>1,606386</text:p>
          </table:table-cell>
          <table:table-cell office:value-type="float" office:value="3.196331" calcext:value-type="float">
            <text:p>3,196331</text:p>
          </table:table-cell>
          <table:table-cell office:value-type="float" office:value="4.677314" calcext:value-type="float">
            <text:p>4,677314</text:p>
          </table:table-cell>
          <table:table-cell office:value-type="string" calcext:value-type="string">
            <text:p>7.51461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.00.0000</text:date>, <text:time style:data-style-name="N2" text:time-value="09:49:28.98450840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9:50:58.817013832</meta:creation-date>
    <dc:date>2017-04-03T09:53:52.747878393</dc:date>
    <meta:editing-duration>PT11M31S</meta:editing-duration>
    <meta:editing-cycles>2</meta:editing-cycles>
    <meta:generator>LibreOffice/5.2.6.2$Linux_X86_64 LibreOffice_project/20m0$Build-2</meta:generator>
    <meta:document-statistic meta:table-count="1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8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8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6cm" svg:height="18.913cm" xlink:href=".." xlink:type="simple" chart:class="chart:scatter" chart:style-name="ch1">
        <chart:legend chart:legend-position="end" svg:x="28.928cm" svg:y="8.908cm" style:legend-expansion="high" chart:style-name="ch2"/>
        <chart:plot-area chart:style-name="ch3" table:cell-range-address="Лист1.B9:Лист1.E10 Лист1.A7:Лист1.A7 Лист1.B3:Лист1.E3" chart:data-source-has-labels="row" svg:x="0.595cm" svg:y="0.163cm" svg:width="28.215cm" svg:height="18.153cm">
          <chartooo:coordinate-region svg:x="1.322cm" svg:y="0.362cm" svg:width="27.394cm" svg:height="17.307cm"/>
          <chart:axis chart:dimension="x" chart:name="primary-x" chart:style-name="ch4">
            <chart:title svg:x="13.906cm" svg:y="18.351cm" chart:style-name="ch5">
              <text:p>Потоки (P)</text:p>
            </chart:title>
            <chart:grid chart:style-name="ch6" chart:class="major"/>
          </chart:axis>
          <chart:axis chart:dimension="y" chart:name="primary-y" chart:style-name="ch7">
            <chart:title svg:x="0cm" svg:y="11.32cm" chart:style-name="ch8">
              <text:p>Коэффицент ускорения (S)</text:p>
            </chart:title>
            <chart:grid chart:style-name="ch6" chart:class="major"/>
          </chart:axis>
          <chart:series chart:style-name="ch9" chart:values-cell-range-address="Лист1.B10:Лист1.E10" chart:label-cell-address="Лист1.A7:Лист1.A7" chart:class="chart:scatter">
            <chart:domain table:cell-range-address="Лист1.B9:Лист1.E9"/>
            <chart:data-point chart:repeated="4"/>
          </chart:series>
          <chart:series chart:style-name="ch10" chart:values-cell-range-address="Лист1.B3:Лист1.E3" loext:label-string="linear" chart:class="chart:scatter">
            <chart:domain table:cell-range-address="Лист1.B3:Лист1.E3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рока 9</text:p>
              </table:table-cell>
              <table:table-cell office:value-type="string">
                <text:p>N = 100000000</text:p>
                <draw:g>
                  <svg:desc>Лист1.A7:Лист1.A7</svg:desc>
                </draw:g>
              </table:table-cell>
              <table:table-cell office:value-type="string">
                <text:p>Строка 3</text:p>
              </table:table-cell>
              <table:table-cell office:value-type="string">
                <text:p>line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1.B9:Лист1.E9</svg:desc>
                </draw:g>
              </table:table-cell>
              <table:table-cell office:value-type="float" office:value="1.994277">
                <text:p>1.994277</text:p>
                <draw:g>
                  <svg:desc>Лист1.B10:Лист1.E10</svg:desc>
                </draw:g>
              </table:table-cell>
              <table:table-cell office:value-type="float" office:value="2">
                <text:p>2</text:p>
                <draw:g>
                  <svg:desc>Лист1.B3:Лист1.E3</svg:desc>
                </draw:g>
              </table:table-cell>
              <table:table-cell office:value-type="float" office:value="2">
                <text:p>2</text:p>
                <draw:g>
                  <svg:desc>Лист1.B3:Лист1.E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958333">
                <text:p>3.95833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798462">
                <text:p>5.79846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1461">
                <text:p>7.5146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